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 style:parent-style-name="Standard" style:list-style-name="L1">
      <style:text-properties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blemas Relevantes</text:p>
      <text:p text:style-name="P1"/>
      <text:p text:style-name="P1"/>
      <text:p text:style-name="P3">MOVER</text:p>
      <text:p text:style-name="P4"/>
      <text:p text:style-name="P4">Se presentó un problema al intentar verificar si el archivo de entrada y el de salida era iguales. La primer solución encontrada simplemente comparaba si $1 y $2 eran iguales, o sea que los strings sean iguales. Esto demostró ser incorrecto, ya que no sería demasiado extraño que ambos argumentos contengan distintos paths al mismo archivo, siendo porque uno es absoluto y el otro relativo, o simplemente por la forma en la que están formados. Para que se entienda mejor, observémos el siguiente ejemplo:</text:p>
      <text:p text:style-name="P4"/>
      <text:p text:style-name="P4">El directorio /home/tmp/ contiene un archivo llamado prueba.txt. MOVER podría ser invocado de las siguientes maneras (siendo el directorio actual ese directorio):</text:p>
      <text:p text:style-name="P4"/>
      <text:p text:style-name="P4">$ ./mover.sh prueba.txt /home/tmp/prueba.txt (path relativo y absoluto)</text:p>
      <text:p text:style-name="P4">$ ./mover.sh /home/././../home/tmp/prueba.txt /home/tmp/./prueba.txt (ambos paths absolutos, pero distintos strings)</text:p>
      <text:p text:style-name="P4"/>
      <text:p text:style-name="P4">La solución que se encontró que garantiza funcionar de la manera esperada fue la siguiente: </text:p>
      <text:list text:style-name="L1">
        <text:list-item>
          <text:p text:style-name="P5">Nos movemos al directorio correspondiente a $1.</text:p>
        </text:list-item>
        <text:list-item>
          <text:p text:style-name="P5">Almacenamos en una variable el PWD de ese directorio</text:p>
        </text:list-item>
        <text:list-item>
          <text:p text:style-name="P5">Volvemos al directorio original</text:p>
        </text:list-item>
        <text:list-item>
          <text:p text:style-name="P5">Realizamos nuevamente los pasos 1 a 3 para el directorio correspondiente a $2</text:p>
        </text:list-item>
        <text:list-item>
          <text:p text:style-name="P5">Ya contamos con los directorios absolutos (sin “.” ni “..” intercalados) de ambos archivos. Sólo resta concatenarles los nombres de archivos correspondientes a $1 y $2.</text:p>
        </text:list-item>
        <text:list-item>
          <text:p text:style-name="P5">Se comparan como strings.</text:p>
        </text:list-item>
      </text:list>
      <text:p text:style-name="P4"/>
      <text:p text:style-name="P4">Al hacer <text:s/>esto, podemos garantizar que sin importar cómo sea llamado el comando, la validación se comportatá como se esper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creation-date>2008-05-28T22:29:30</meta:creation-date>
    <dc:date>2008-05-28T22:42:44</dc:date>
    <meta:editing-cycles>1</meta:editing-cycles>
    <meta:editing-duration>PT13M1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4" meta:word-count="229" meta:character-count="1494"/>
  </office:meta>
</office:document-meta>
</file>